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Nimbus Sans L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Nimbus Sans L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Nimbus Sans L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Nimbus Sans L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Nimbus Mono L" fo:font-size="8pt" style:font-size-asian="8pt" style:font-size-complex="8pt"/>
    </style:style>
    <style:style style:name="P6" style:family="paragraph" style:parent-style-name="Standard" style:list-style-name="L2">
      <style:paragraph-properties fo:text-align="justify" style:justify-single-word="false"/>
      <style:text-properties style:font-name="Nimbus Sans L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 fo:background-color="#e6e6e6">
        <style:background-image/>
      </style:paragraph-properties>
      <style:text-properties style:font-name="Nimbus Sans L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Nimbus Mono L" fo:font-size="10pt" style:font-size-asian="10pt" style:font-size-complex="10pt"/>
    </style:style>
    <style:style style:name="P9" style:family="paragraph" style:parent-style-name="Standard">
      <style:paragraph-properties fo:text-align="justify" style:justify-single-word="false" fo:background-color="#e6e6e6">
        <style:background-image/>
      </style:paragraph-properties>
      <style:text-properties style:font-name="Nimbus Sans L" fo:font-size="10pt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Nimbus Sans L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Nimbus Mono L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I implementujące stos błędów.</text:p>
      <text:p text:style-name="P2"/>
      <text:p text:style-name="P2"/>
      <text:p text:style-name="P3">1. Wprowadzenie</text:p>
      <text:p text:style-name="P2">W dotychczasowej pracy z bibliotekami używałem klasycznego sposobu obsługi błędów, który polegał na wykonaniu trzech podstawowych czynności:</text:p>
      <text:list text:style-name="L1">
        <text:list-item>
          <text:p text:style-name="P4">sprawdzeniu czy wywoływana funkcja nie zwróciła błędu,</text:p>
        </text:list-item>
        <text:list-item>
          <text:p text:style-name="P4">utworzenia logu dotyczącego błędnego wywołania, </text:p>
        </text:list-item>
        <text:list-item>
          <text:p text:style-name="P4">jeśli błąd został zwrócony, opuszczałem funkcję z otrzymanym kodem błędu.</text:p>
        </text:list-item>
      </text:list>
      <text:p text:style-name="P2"/>
      <text:p text:style-name="P2">przykład:</text:p>
      <text:p text:style-name="P2"/>
      <text:p text:style-name="P5">int funkcja_wewnetrzna()</text:p>
      <text:p text:style-name="P5">{</text:p>
      <text:p text:style-name="P5">int err = 0;</text:p>
      <text:p text:style-name="P5"><text:tab/>err = funkcja(...);</text:p>
      <text:p text:style-name="P5"><text:tab/>if(err&lt;0){</text:p>
      <text:p text:style-name="P5"><text:tab/><text:tab/>PRINT_DEBUG(“String z komunikatem o bledzie.\n”);</text:p>
      <text:p text:style-name="P5"><text:tab/><text:tab/>/* dodatkowe operacje zwiazane np. z czyszczeniem pamięci itp. */</text:p>
      <text:p text:style-name="P5"><text:tab/><text:tab/>return err;</text:p>
      <text:p text:style-name="P5"><text:tab/>}</text:p>
      <text:p text:style-name="P5"><text:tab/>return err;</text:p>
      <text:p text:style-name="P5">}</text:p>
      <text:p text:style-name="P5"/>
      <text:p text:style-name="P5"/>
      <text:p text:style-name="P5">int funkcja zewnetrzna()</text:p>
      <text:p text:style-name="P5">{</text:p>
      <text:p text:style-name="P5">int err = 0;</text:p>
      <text:p text:style-name="P5"><text:tab/>err = funkcja_wewnetrzna(...);</text:p>
      <text:p text:style-name="P5"><text:tab/>if(err&lt;0){</text:p>
      <text:p text:style-name="P5"><text:tab/><text:tab/>PRINT_DEBUG(“Blad w funkcji wewnetrznej.\n”);</text:p>
      <text:p text:style-name="P5"><text:tab/><text:tab/>/* ... */</text:p>
      <text:p text:style-name="P5"><text:tab/><text:tab/>return err;</text:p>
      <text:p text:style-name="P5"><text:tab/>}</text:p>
      <text:p text:style-name="P5"><text:tab/>return err;</text:p>
      <text:p text:style-name="P5">}</text:p>
      <text:p text:style-name="P5"/>
      <text:p text:style-name="P2">W wyniku wystąpienia błędu w funkcji wewnętrznej w logach systemowych widoczna jest cała ścieżka informująca o błędach w postaci stringów:</text:p>
      <text:p text:style-name="P5"/>
      <text:p text:style-name="P5">“String z komunikatem o bledzie”</text:p>
      <text:p text:style-name="P5">“Blad w funkcji wewnetrznej”</text:p>
      <text:p text:style-name="P5"/>
      <text:p text:style-name="P2"/>
      <text:p text:style-name="P2">Informacja ta nie jest niestety przechowywana nigdzie indziej poza plikiem logów. W praktyce związanej z implementacją systemów informatycznych istnieją sytuacje, w których pomocne byłoby przetrzymywanie całego ciągu wydarzeń związanych z wcześniejszym opuszczaniem funkcji pod wpływem wystąpienia błędów.</text:p>
      <text:p text:style-name="P2"/>
      <text:p text:style-name="P2"/>
      <text:p text:style-name="P3">2. Stos błędów – zasada działania</text:p>
      <text:p text:style-name="P2">Idea stosu błędów polega na zbudowaniu struktury danych, która zawierałaby informacje o wszystkich błędach jakie wystąpiły od miejsca, w którym nie powiodło się wykonanie określonej operacji i dalej poprzez wszystkie funkcje, które wywoływały kończącą się błędem procedurę.</text:p>
      <text:p text:style-name="P2"/>
      <text:p text:style-name="P2">Przykładowo jeśli funkcja <text:span text:style-name="T1">f1</text:span> zakończy się błędem, wówczas do stosu zostanie dodany element opisujący ten błąd. W efekcie błędu w <text:span text:style-name="T1">f1</text:span>, funkcja <text:span text:style-name="T1">f2</text:span> także zakończy się niepowodzeniem, co spowoduje również dodanie do stosu elementu, który go opisuje. Idąc tą ścieżką, wędrówka zakończy się finalnie na funkcji main. W niej można przeglądnąć cały stos, a następnie go wyczyścić.</text:p>
      <text:p text:style-name="P2"/>
      <text:p text:style-name="P2">przykład:</text:p>
      <text:p text:style-name="P2"/>
      <text:p text:style-name="P5">err_t f1(void)</text:p>
      <text:p text:style-name="P5">{</text:p>
      <text:p text:style-name="P5">err_t err = 0;</text:p>
      <text:p text:style-name="P5"><text:tab/>/* ... */</text:p>
      <text:p text:style-name="P5"/>
      <text:p text:style-name="P5"><text:tab/>/* Załózmy że ta funkcja wywoluje f2 w ktorej wystapi blad */</text:p>
      <text:p text:style-name="P5"><text:tab/>err = f2();</text:p>
      <text:p text:style-name="P5"><text:tab/>if(BMD_ERR(err)){</text:p>
      <text:p text:style-name="P5"><text:tab/><text:tab/>BMD_SETERR(err, -111);</text:p>
      <text:p text:style-name="P5"><text:tab/><text:tab/>return err;</text:p>
      <text:p text:style-name="P5"><text:tab/>}</text:p>
      <text:p text:style-name="P5"><text:tab/>return err;</text:p>
      <text:p text:style-name="P5">}</text:p>
      <text:p text:style-name="P5"/>
      <text:p text:style-name="P5">err_t f2(void)</text:p>
      <text:p text:style-name="P5">{</text:p>
      <text:p text:style-name="P5">err_t err = 0;</text:p>
      <text:p text:style-name="P5"><text:tab/>/* Jakis kod funkcji f2 - bez bledow */</text:p>
      <text:p text:style-name="P5"><text:tab/>/* ... */</text:p>
      <text:p text:style-name="P5"/>
      <text:p text:style-name="P5"><text:tab/>/* I tu nagle wystepuje blad ale w funkcji f3*/</text:p>
      <text:p text:style-name="P5"><text:tab/>err = f3();</text:p>
      <text:p text:style-name="P5"><text:tab/>if(BMD_ERR(err)){<text:tab/>/* Obsluga bledu */</text:p>
      <text:p text:style-name="P5"><text:tab/><text:tab/>BMD_SETERR(err, -111);</text:p>
      <text:p text:style-name="P5"><text:tab/><text:tab/>return err;</text:p>
      <text:p text:style-name="P5"><text:tab/>}</text:p>
      <text:p text:style-name="P5"><text:tab/>return err;</text:p>
      <text:p text:style-name="P5">}</text:p>
      <text:p text:style-name="P5"/>
      <text:p text:style-name="P5">err_t f3(void)</text:p>
      <text:p text:style-name="P5">{</text:p>
      <text:p text:style-name="P5">err_t err = 0;</text:p>
      <text:p text:style-name="P5"><text:tab/>/* Standardowy kod */</text:p>
      <text:p text:style-name="P5"><text:tab/>/* ... */</text:p>
      <text:p text:style-name="P5"/>
      <text:p text:style-name="P5"><text:tab/>/* Jakis blad */</text:p>
      <text:p text:style-name="P5"><text:tab/>if(1){<text:tab/>/* obsluga bledu */</text:p>
      <text:p text:style-name="P5"><text:tab/><text:tab/>BMD_SETERR(err, -222);</text:p>
      <text:p text:style-name="P5"><text:tab/><text:tab/>BMD_SETIERR(err, LP, "LIBBMDDB");</text:p>
      <text:p text:style-name="P5"><text:tab/><text:tab/>BMD_SETIERR(err, AD, "To jest blad otwarcia pliku /dev/urandom");</text:p>
      <text:p text:style-name="P5"><text:tab/><text:tab/>BMD_SETIERR(err, AS, "Zainstaluj patcha do systemu operacyjnego");</text:p>
      <text:p text:style-name="P5"><text:tab/><text:tab/>return err;</text:p>
      <text:p text:style-name="P5"><text:tab/>}</text:p>
      <text:p text:style-name="P5">}</text:p>
      <text:p text:style-name="P5"/>
      <text:p text:style-name="P5">int main(int argc, char *argv[])</text:p>
      <text:p text:style-name="P5">{</text:p>
      <text:p text:style-name="P5">int status = 0;</text:p>
      <text:p text:style-name="P5">err_t err = 0;</text:p>
      <text:p text:style-name="P5"><text:tab/>/************************************************/</text:p>
      <text:p text:style-name="P5"><text:tab/>/* Test stosu bledow<text:tab/><text:tab/><text:tab/><text:tab/>*/</text:p>
      <text:p text:style-name="P5"><text:tab/>/************************************************/</text:p>
      <text:p text:style-name="P5"><text:tab/>/* W main obowiązkowo wykonuje 2 operacje<text:tab/>*/</text:p>
      <text:p text:style-name="P5"><text:tab/>/* 1. zrzucam stos oraz <text:tab/><text:tab/><text:tab/>*/</text:p>
      <text:p text:style-name="P5"><text:tab/>/* 2. czyszcze go<text:tab/><text:tab/><text:tab/><text:tab/>*/</text:p>
      <text:p text:style-name="P5"><text:tab/>/************************************************/</text:p>
      <text:p text:style-name="P5"><text:tab/>err = f1();</text:p>
      <text:p text:style-name="P5"><text:tab/>if(BMD_ERR(err)){</text:p>
      <text:p text:style-name="P5"><text:tab/><text:tab/>printf("Wystapily bledy. Sprawdzam ścieżke wywołań:\n");</text:p>
      <text:p text:style-name="P5"><text:tab/><text:tab/>BMD_BTERR(err);</text:p>
      <text:p text:style-name="P5"><text:tab/><text:tab/>BMD_FREEERR(err);</text:p>
      <text:p text:style-name="P5"><text:tab/>}</text:p>
      <text:p text:style-name="P5"><text:tab/>BMD_FREEERR(err); /* cos ala CryptEnd */</text:p>
      <text:p text:style-name="P5"><text:tab/>return status;</text:p>
      <text:p text:style-name="P5">}</text:p>
      <text:p text:style-name="P2"/>
      <text:p text:style-name="P2">W wyniku wystąpienia błędu w funkcji wewnętrznej, stos błędów zawiera cała ścieżka informującą o błędach. Podobnie jak w debuggerze, możliwe jest wykonanie operacji typu <text:span text:style-name="T1">backtrace</text:span><text:span text:style-name="T2"> (</text:span><text:span text:style-name="T1">BMD_BTERR</text:span><text:span text:style-name="T2">)</text:span> Po jej wywołaniu wyświetlona zostanie cała zawartość stosu.</text:p>
      <text:p text:style-name="P2"/>
      <text:p text:style-name="P2">Komentarz do kodu</text:p>
      <text:p text:style-name="P2"/>
      <text:p text:style-name="P2">W każdej funkcji deklarujemy typ <text:span text:style-name="T1">err_t</text:span> i OBOWIĄZKOWO inicjalizujemy go wartością zero. Typ <text:span text:style-name="T1">err_t</text:span> można utożsamiać ze zmienną typu integer, lecz nieco bardziej inteligentną, gdyż może ona posiadać więcej niż jedną wartość w danej chwili, a dodatkowo można te wartości opisywać metadanymi. </text:p>
      <text:p text:style-name="P2">Przypisywanie wartości do zmiennej typu <text:span text:style-name="T1">err_t</text:span> następuje poprzez wywołanie funkcji <text:span text:style-name="T1">BMD_SETERR</text:span>. Następne przypisywania realizowane poprzez <text:span text:style-name="T1">BMD_SETERR</text:span> nie nadpisują starej wartości lecz dodają kolejne do listy budując w ten sposób stos.</text:p>
      <text:p text:style-name="P2">Sprawdzenie czy <text:span text:style-name="T1">err_t</text:span> zawiera kody błędów odbywa się poprzez wywołanie funkcji <text:span text:style-name="T1">BMD_ERR</text:span>. Zwrócenie wartości równej != 0 informuje o fakcie wystąpienia błędu.</text:p>
      <text:p text:style-name="P2">W dowolnym miejscu kodu można wyświetlić zawartość stosu za pomocą funkcji <text:span text:style-name="T1">BMD_BTERR</text:span>. Czyszczenie stosu umożliwia funkcja <text:span text:style-name="T1">BMD_FREEERR</text:span>.</text:p>
      <text:p text:style-name="P2"/>
      <text:p text:style-name="P2">Standardowe kody błędów opisane są zazwyczaj w dokumentacji umożliwiając diagnozę i rozwiązanie problemu.</text:p>
      <text:p text:style-name="P2">Często jednak kod błędu informuje o tym, że nie powiodła się dana operacja (np. otwarcia pliku). Programista chcąc sprecyzować tenże komunikat do konkretnego scenariusza wystąpienia błędu musi mieć możliwość jego dokładniejszego opisania. Służy do tego funkcja <text:span text:style-name="T1">BMD_SETIERR</text:span>, która należy wywoływać bezpośrednio po funkcji <text:span text:style-name="T1">BMD_SETERR</text:span>. W zależności od drugiego parametru funkcji, wartość trzeciego argumentu będącego stringiem ma następujące znaczenie:</text:p>
      <text:list text:style-name="L2">
        <text:list-item>
          <text:p text:style-name="P6">LP<text:tab/>- <text:span text:style-name="T1">(library prefix)</text:span> prefiks biblioteki, w której wystąpił błąd,</text:p>
        </text:list-item>
        <text:list-item>
          <text:p text:style-name="P6">AD<text:tab/>- <text:span text:style-name="T1">(additional description)</text:span> dodatkowy opis błędu ustawiany, gdy występuje konieczność sprecyzowania sytuacji, w której bład występuje,</text:p>
        </text:list-item>
        <text:list-item>
          <text:p text:style-name="P6">AS<text:tab/>- <text:span text:style-name="T1">(addiitional solution)</text:span> dodatkowe informacje umożliwiające rozwiązanie powstałego problemu.</text:p>
        </text:list-item>
      </text:list>
      <text:p text:style-name="P2"/>
      <text:p text:style-name="P2"/>
      <text:p text:style-name="P3">3. Stos błędów – opis funkcji</text:p>
      <text:p text:style-name="P2"/>
      <text:p text:style-name="P2">W skład podstawowego API wchodzą 4 funkcje:</text:p>
      <text:p text:style-name="P2"/>
      <text:p text:style-name="P7">1. Sprawdzanie czy wystąpił błąd</text:p>
      <text:p text:style-name="P2"/>
      <text:p text:style-name="P2">Prototyp:</text:p>
      <text:p text:style-name="P8">int BMD_ERR(err_t err)</text:p>
      <text:p text:style-name="P2"/>
      <text:p text:style-name="P2">Argumenty:</text:p>
      <text:p text:style-name="P2"><text:span text:style-name="T3">err_t err<text:tab/></text:span>- obiekt stosu błędów</text:p>
      <text:p text:style-name="P2"/>
      <text:p text:style-name="P2">Zwracana wartość:</text:p>
      <text:p text:style-name="P2"><text:span text:style-name="T3">int</text:span><text:tab/><text:tab/>=1 stos zawiera informacje o błędach</text:p>
      <text:p text:style-name="P2"><text:tab/><text:tab/>=0 stos nie zawiera informacji o błędach</text:p>
      <text:p text:style-name="P2"/>
      <text:p text:style-name="P7">2. Ustawianie kodu błędu w stosie (i dodanie do stosu kolejnego elementu)</text:p>
      <text:p text:style-name="P2"/>
      <text:p text:style-name="P2">Prototyp:</text:p>
      <text:p text:style-name="P8">int BMD_SETERR(err_t err, long err_code)</text:p>
      <text:p text:style-name="P2"/>
      <text:p text:style-name="P2">Argumenty:</text:p>
      <text:p text:style-name="P2"><text:span text:style-name="T3">err_t err<text:tab/><text:tab/></text:span>- obiekt stosu błędów</text:p>
      <text:p text:style-name="P2"><text:span text:style-name="T3">long err_code<text:tab/></text:span>- kod błędu</text:p>
      <text:p text:style-name="P2"/>
      <text:p text:style-name="P2">Zwracana wartość:</text:p>
      <text:p text:style-name="P2"><text:span text:style-name="T3">int</text:span> <text:tab/><text:tab/>=0 funkcja zakończyła sie powodzeniem</text:p>
      <text:p text:style-name="P2"><text:s/><text:tab/><text:tab/>=1 funkcja zakończyła sie błędem</text:p>
      <text:p text:style-name="P2"/>
      <text:p text:style-name="P7">3. Czyszczenie stosu błędów</text:p>
      <text:p text:style-name="P2"/>
      <text:p text:style-name="P2">Prototyp:</text:p>
      <text:p text:style-name="P8">int BMD_FREEERR(err_t err)</text:p>
      <text:p text:style-name="P2"/>
      <text:p text:style-name="P2">Argumenty:</text:p>
      <text:p text:style-name="P2"><text:span text:style-name="T3">err_t err<text:tab/></text:span>- obiekt stosu błędów</text:p>
      <text:p text:style-name="P2"/>
      <text:p text:style-name="P2">Zwracana wartość:</text:p>
      <text:p text:style-name="P2"><text:span text:style-name="T3">int<text:tab/><text:tab/></text:span>=0 funkcja zakończyła sie powodzeniem</text:p>
      <text:p text:style-name="P2"><text:s/><text:tab/><text:tab/>=1 funkcja zakończyła sie błędem</text:p>
      <text:p text:style-name="P2"/>
      <text:p text:style-name="P7">4. Drukowanie stosu błędów</text:p>
      <text:p text:style-name="P2"/>
      <text:p text:style-name="P2">Prototyp:</text:p>
      <text:p text:style-name="P8">int BMD_BTERR(err_t err)</text:p>
      <text:p text:style-name="P2"/>
      <text:p text:style-name="P2">Argumenty:</text:p>
      <text:p text:style-name="P2"><text:span text:style-name="T3">err_t err<text:tab/></text:span>- obiekt stosu błędów</text:p>
      <text:p text:style-name="P2"/>
      <text:p text:style-name="P2">Zwracana wartość:</text:p>
      <text:p text:style-name="P2"><text:span text:style-name="T3">int</text:span><text:tab/><text:tab/>=0 funkcja zakończyła sie powodzeniem</text:p>
      <text:p text:style-name="P2"><text:s/><text:tab/><text:tab/>=1 funkcja zakończyła sie błędem</text:p>
      <text:p text:style-name="P9"/>
      <text:p text:style-name="P2"/>
      <text:p text:style-name="P2"/>
      <text:p text:style-name="P2">W skład rozszerzonego API wchodzą 2 funkcje:</text:p>
      <text:p text:style-name="P2"/>
      <text:p text:style-name="P7">5. Ustawianie wartości dodatkowej w węźle stosu błędów (np. prefiksu biblioteki, dodatkowej informacji o błędzie, dodatkowej informacji o możliwości rozwiązania błędu)</text:p>
      <text:p text:style-name="P10"/>
      <text:p text:style-name="P2">Prototyp:</text:p>
      <text:p text:style-name="P8">int BMD_SETIERR(err_t err, node_arg_t arg_type, char *arg_value)</text:p>
      <text:p text:style-name="P2"/>
      <text:p text:style-name="P2">Argumenty:</text:p>
      <text:p text:style-name="P2"><text:span text:style-name="T3">err_t err</text:span> <text:tab/>- obiekt stosu bledow</text:p>
      <text:p text:style-name="P2"><text:span text:style-name="T3">node_arg_t arg_type</text:span> - typ informacji dodatkowej. Jedna ze stałych:</text:p>
      <text:list text:style-name="L2">
        <text:list-item>
          <text:p text:style-name="P6">LP<text:tab/>- <text:span text:style-name="T1">(library prefix)</text:span> prefiks biblioteki, w której wystąpił błąd,</text:p>
        </text:list-item>
        <text:list-item>
          <text:p text:style-name="P6">AD<text:tab/>- <text:span text:style-name="T1">(additional description)</text:span> dodatkowy opis błędu ustawiany, gdy występuje konieczność sprecyzowania sytuacji, w której bład występuje,</text:p>
        </text:list-item>
        <text:list-item>
          <text:p text:style-name="P6">AS<text:tab/>- <text:span text:style-name="T1">(addiitional solution)</text:span> dodatkowe informacje umożliwiające rozwiązanie powstałego problemu.<text:span text:style-name="T3">char *arg_value</text:span> - wartość informacji dodatkowej w postaci stringu</text:p>
        </text:list-item>
      </text:list>
      <text:p text:style-name="P2"/>
      <text:p text:style-name="P2">Zwaracana wartosc:</text:p>
      <text:p text:style-name="P2"><text:span text:style-name="T3">int<text:tab/><text:tab/></text:span>=0 funkcja zakończyła sie powodzeniem</text:p>
      <text:p text:style-name="P2"><text:tab/><text:tab/>=1 funkcja zakończyła sie błędem</text:p>
      <text:p text:style-name="P2"/>
      <text:p text:style-name="P7">6. Sprawdzanie czy operacja zakończyła się bez błędu</text:p>
      <text:p text:style-name="P2"/>
      <text:p text:style-name="P2">Prototyp:</text:p>
      <text:p text:style-name="P8">int BMD_OK(err_t err)</text:p>
      <text:p text:style-name="P2"/>
      <text:p text:style-name="P2">Argumenty:</text:p>
      <text:p text:style-name="P2"><text:span text:style-name="T3">err_t err<text:tab/>-</text:span> obiekt stosu błędów</text:p>
      <text:p text:style-name="P2"/>
      <text:p text:style-name="P2">Zwracana wartość:</text:p>
      <text:p text:style-name="P2"><text:span text:style-name="T3">int<text:tab/><text:tab/></text:span>=0 stos zawiera informacje o błędach,</text:p>
      <text:p text:style-name="P2"><text:tab/><text:tab/>=1 stos nie zawiera informacji o błęda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pl" fo:country="PL" style:font-name-asian="Nimbus Sans L1" style:font-size-asian="12pt" style:language-asian="none" style:country-asian="none" style:font-name-complex="Nimbus Sans L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Nimbus Sans L1" style:font-size-asian="14pt" style:font-name-complex="Nimbus Sans L1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12-06T13:46:04</meta:creation-date>
    <dc:date>2006-12-07T11:17:51</dc:date>
    <dc:language>pl-PL</dc:language>
    <meta:editing-cycles>125</meta:editing-cycles>
    <meta:editing-duration>PT3H27M2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163" meta:word-count="1014" meta:character-count="7141"/>
  </office:meta>
</office:document-meta>
</file>